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Times New Roman" svg:font-family="'Times New Roman'" style:font-family-generic="roman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>
        <text:changed-region xml:id="ct125829776" text:id="ct125829776">
          <text:insertion>
            <office:change-info>
              <dc:creator>Unknown Author</dc:creator>
              <dc:date>2020-03-10T21:12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change-start text:change-id="ct125829776"/>
      <text:section text:style-name="Sect1" text:name="Section1" text:protected="true">
        <text:p text:style-name="P1">Protected sect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Times New Roman" svg:font-family="'Times New Roman'" style:font-family-generic="roman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GB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fo:font-size="12pt" fo:language="en" fo:country="GB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roman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roman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FreeSans" style:font-family-complex="FreeSans" style:font-family-generic-complex="roma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roman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FreeSans" style:font-family-complex="FreeSans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56:21</meta:creation-date>
    <dc:language>en-GB</dc:language>
    <dc:date>2020-03-10T21:12:45.453595054</dc:date>
    <meta:editing-cycles>9</meta:editing-cycles>
    <meta:editing-duration>PT2M28S</meta:editing-duration>
    <meta:generator>LibreOffice/6.2.8.2$Linux_X86_64 LibreOffice_project/20$Build-2</meta:generator>
    <meta:document-statistic meta:table-count="0" meta:image-count="0" meta:object-count="0" meta:page-count="1" meta:paragraph-count="1" meta:word-count="2" meta:character-count="17" meta:non-whitespace-character-count="16"/>
  </office:meta>
</office:document-meta>
</file>